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875in" fo:margin-left="-0.0417in" fo:margin-top="0in" fo:margin-bottom="0in" table:align="left"/>
    </style:style>
    <style:style style:name="Table1.A" style:family="table-column">
      <style:table-column-properties style:column-width="1.87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fo:color="#00a933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00a933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00a933" officeooo:rsid="0002731f" officeooo:paragraph-rsid="0002731f"/>
    </style:style>
    <style:style style:name="P4" style:family="paragraph" style:parent-style-name="Standard">
      <style:text-properties fo:color="#00a933" officeooo:rsid="000371af" officeooo:paragraph-rsid="000371af"/>
    </style:style>
    <style:style style:name="P5" style:family="paragraph" style:parent-style-name="Standard">
      <style:text-properties fo:color="#00a933" officeooo:paragraph-rsid="0008e84f"/>
    </style:style>
    <style:style style:name="P6" style:family="paragraph" style:parent-style-name="Standard">
      <style:text-properties fo:color="#00a933" officeooo:rsid="000a36a3" officeooo:paragraph-rsid="000a36a3"/>
    </style:style>
    <style:style style:name="P7" style:family="paragraph" style:parent-style-name="Standard">
      <style:text-properties fo:color="#2a6099"/>
    </style:style>
    <style:style style:name="P8" style:family="paragraph" style:parent-style-name="Standard">
      <style:text-properties fo:color="#2a6099" officeooo:rsid="000371af" officeooo:paragraph-rsid="000371af"/>
    </style:style>
    <style:style style:name="P9" style:family="paragraph" style:parent-style-name="Standard">
      <style:text-properties fo:color="#2a6099" officeooo:paragraph-rsid="0005040c"/>
    </style:style>
    <style:style style:name="P10" style:family="paragraph" style:parent-style-name="Standard">
      <style:text-properties fo:color="#2a6099" officeooo:paragraph-rsid="0008e84f"/>
    </style:style>
    <style:style style:name="P11" style:family="paragraph" style:parent-style-name="Standard">
      <style:text-properties officeooo:paragraph-rsid="0005040c"/>
    </style:style>
    <style:style style:name="P12" style:family="paragraph" style:parent-style-name="Standard">
      <style:text-properties officeooo:paragraph-rsid="0008e84f"/>
    </style:style>
    <style:style style:name="P13" style:family="paragraph" style:parent-style-name="Standard">
      <style:paragraph-properties fo:text-align="justify" style:justify-single-word="false"/>
      <style:text-properties fo:color="#000000" fo:font-weight="bold" officeooo:paragraph-rsid="000a36a3" style:font-weight-asian="bold" style:font-weight-complex="bold"/>
    </style:style>
    <style:style style:name="T1" style:family="text">
      <style:text-properties officeooo:rsid="0002731f"/>
    </style:style>
    <style:style style:name="T2" style:family="text">
      <style:text-properties fo:color="#2a6099"/>
    </style:style>
    <style:style style:name="T3" style:family="text">
      <style:text-properties fo:color="#2a6099" officeooo:rsid="0002731f"/>
    </style:style>
    <style:style style:name="T4" style:family="text">
      <style:text-properties fo:color="#2a6099" officeooo:rsid="0008e84f"/>
    </style:style>
    <style:style style:name="T5" style:family="text">
      <style:text-properties fo:color="#2a6099" style:font-name="Liberation Mono" officeooo:rsid="0008e84f" style:font-name-asian="Noto Sans Mono CJK SC" style:font-name-complex="Liberation Mono"/>
    </style:style>
    <style:style style:name="T6" style:family="text">
      <style:text-properties fo:color="#2a6099" officeooo:rsid="000a36a3"/>
    </style:style>
    <style:style style:name="T7" style:family="text">
      <style:text-properties officeooo:rsid="000a36a3"/>
    </style:style>
    <style:style style:name="T8" style:family="text">
      <style:text-properties fo:color="#00a933"/>
    </style:style>
    <style:style style:name="T9" style:family="text">
      <style:text-properties fo:color="#00a933" officeooo:rsid="000a36a3"/>
    </style:style>
    <style:style style:name="T10" style:family="text">
      <style:text-properties fo:color="#00a933" officeooo:rsid="000bd8b9"/>
    </style:style>
    <style:style style:name="T11" style:family="text">
      <style:text-properties officeooo:rsid="000bd8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CREATE DATABASE`</text:span><text:span text:style-name="T3">example</text:span><text:span text:style-name="T2">`;</text:span></text:p>
      <text:p text:style-name="P7">SHOW databases;</text:p>
      <text:p text:style-name="Standard"><text:tab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Database</text:p>
          </table:table-cell>
        </table:table-row>
        <table:table-row table:style-name="Table1.1">
          <table:table-cell table:style-name="Table1.A1" office:value-type="string">
            <text:p text:style-name="P2">information_schema</text:p>
          </table:table-cell>
        </table:table-row>
        <table:table-row table:style-name="Table1.1">
          <table:table-cell table:style-name="Table1.A1" office:value-type="string">
            <text:p text:style-name="P2">mysql</text:p>
          </table:table-cell>
        </table:table-row>
        <table:table-row table:style-name="Table1.1">
          <table:table-cell table:style-name="Table1.A1" office:value-type="string">
            <text:p text:style-name="P2">performance_schema</text:p>
          </table:table-cell>
        </table:table-row>
        <table:table-row table:style-name="Table1.1">
          <table:table-cell table:style-name="Table1.A1" office:value-type="string">
            <text:p text:style-name="P2">sys</text:p>
          </table:table-cell>
        </table:table-row>
        <table:table-row table:style-name="Table1.1">
          <table:table-cell table:style-name="Table1.A1" office:value-type="string">
            <text:p text:style-name="P3">example</text:p>
          </table:table-cell>
        </table:table-row>
      </table:table>
      <text:p text:style-name="Standard"/>
      <text:p text:style-name="P7">use <text:span text:style-name="T1">example</text:span>;</text:p>
      <text:p text:style-name="P7"/>
      <text:p text:style-name="P7">CREATE TABLE users (</text:p>
      <text:p text:style-name="P7">ID INT, </text:p>
      <text:p text:style-name="P7">name CHAR(25), </text:p>
      <text:p text:style-name="P7">PRIMARY KEY (ID));</text:p>
      <text:p text:style-name="P7"/>
      <text:p text:style-name="P7">show tables;</text:p>
      <text:p text:style-name="P7"/>
      <text:p text:style-name="P1">Tables_in_users</text:p>
      <text:p text:style-name="P1">users</text:p>
      <text:p text:style-name="P4"/>
      <text:p text:style-name="P8">describe users;</text:p>
      <text:p text:style-name="P4"/>
      <text:p text:style-name="P1">Field,Type,Null,Key,Default,Extra</text:p>
      <text:p text:style-name="P1">ID,int(11),NO,PRI,NULL,</text:p>
      <text:p text:style-name="P1">name,char(25),YES,,NULL,</text:p>
      <text:p text:style-name="P1"/>
      <text:p text:style-name="P11"><text:span text:style-name="T2">mysqldump -h 35.228.36.128 -P 3306 -u root -p <text:s/></text:span><text:span text:style-name="T6">example</text:span><text:span text:style-name="T2"> &gt; test.sql</text:span></text:p>
      <text:p text:style-name="P9"/>
      <text:p text:style-name="P9">CREATE DATABASE sample;</text:p>
      <text:p text:style-name="P10">SHOW databases;</text:p>
      <text:p text:style-name="P10"/>
      <text:p text:style-name="P5">information_schema</text:p>
      <text:p text:style-name="P5">mysql</text:p>
      <text:p text:style-name="P5">performance_schema</text:p>
      <text:p text:style-name="P5">sample</text:p>
      <text:p text:style-name="P5">sys</text:p>
      <text:p text:style-name="P5">users</text:p>
      <text:p text:style-name="P5"><text:span text:style-name="Source_20_Text"><text:span text:style-name="T2"/></text:span></text:p>
      <text:p text:style-name="P12"><text:span text:style-name="Source_20_Text"><text:span text:style-name="T2">mysql -h 35.228.36.128 -P 3306 -u root -p <text:s/></text:span></text:span><text:span text:style-name="Source_20_Text"><text:span text:style-name="T5">sample</text:span></text:span><text:span text:style-name="Source_20_Text"><text:span text:style-name="T2"> </text:span></text:span><text:span text:style-name="Source_20_Text"><text:span text:style-name="T4">&lt;</text:span></text:span><text:span text:style-name="Source_20_Text"><text:span text:style-name="T2"> test.sql</text:span></text:span></text:p>
      <text:p text:style-name="P5"/>
      <text:p text:style-name="P5">[sudo] password for mike: </text:p>
      <text:p text:style-name="P5">Enter password: </text:p>
      <text:p text:style-name="P5">ERROR 1227 (42000) at line 18: Access denied; you need (at least one of) the SUPER, SYSTEM_VARIABLES_ADMIN or SESSION_VARIABLES_ADMIN privilege(s) for this operation</text:p>
      <text:p text:style-name="P5"><text:s/></text:p>
      <text:p text:style-name="P13"><text:span text:style-name="T7">#На сервере оно та и не сработало. Однако на домашнем компьютере все получилось, ошибка была в том что при импорте дампа я использовал mysqldump вместо mysql. Ввиду того, что я здорово залип на этом задании, дополнительное я уже делать не стал. Наверстаю попозже.</text:span></text:p>
      <text:p text:style-name="P6"><text:soft-page-break/></text:p>
      <text:p text:style-name="P10">use sample;</text:p>
      <text:p text:style-name="P10">mysql&gt; show table<text:span text:style-name="T11">s;</text:span></text:p>
      <text:p text:style-name="P10"/>
      <text:p text:style-name="P5">+------------------+</text:p>
      <text:p text:style-name="P5">| Tables_in_sample |</text:p>
      <text:p text:style-name="P5">+------------------+</text:p>
      <text:p text:style-name="P5">| users <text:s text:c="11"/>|</text:p>
      <text:p text:style-name="P5">+------------------+</text:p>
      <text:p text:style-name="P5">1 row in set (0,00 sec)</text:p>
      <text:p text:style-name="P5"/>
      <text:p text:style-name="P10">mysql&gt; describe users;</text:p>
      <text:p text:style-name="P5">+-------+----------+------+-----+---------+-------+</text:p>
      <text:p text:style-name="P5">| Field | Type <text:s text:c="4"/>| Null | Key | Default | Extra |</text:p>
      <text:p text:style-name="P5">+-------+----------+------+-----+---------+-------+</text:p>
      <text:p text:style-name="P5">| ID <text:s text:c="3"/>| int <text:s text:c="5"/>| NO <text:s text:c="2"/>| PRI | NULL <text:s text:c="3"/>| <text:s text:c="6"/>|</text:p>
      <text:p text:style-name="P5">| name <text:s/>| char(25) | YES <text:s/>| <text:s text:c="4"/>| NULL <text:s text:c="3"/>| <text:s text:c="6"/>|</text:p>
      <text:p text:style-name="P5">+-------+----------+------+-----+---------+-------+</text:p>
      <text:p text:style-name="P5">2 rows in set (0,01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7:05:32.763223011</meta:creation-date>
    <dc:date>2021-05-26T09:01:40.915440855</dc:date>
    <meta:editing-duration>PT17H59M10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2" meta:paragraph-count="52" meta:word-count="226" meta:character-count="1494" meta:non-whitespace-character-count="1282"/>
  </office:meta>
</office:document-meta>
</file>